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8fab0" officeooo:paragraph-rsid="0018fab0"/>
    </style:style>
    <style:style style:name="T1" style:family="text">
      <style:text-properties officeooo:rsid="0018f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</text:span></text:p>
      <text:p text:style-name="Standard"/>
      <text:p text:style-name="P2">K. Parash Kumari </text:p>
      <text:p text:style-name="Standard"><text:span text:style-name="T1">Responsive Company Member Team Page</text:span></text:p>
      <text:p text:style-name="Standard">• Task Description:</text:p>
      <text:p text:style-name="Standard">• Steps Taken:</text:p>
      <text:p text:style-name="Standard">• Challenges Faced:</text:p>
      <text:p text:style-name="Standard">• Solutions Implemented:</text:p>
      <text:p text:style-name="Standard">• Learnings:</text:p>
      <text:p text:style-name="Standard">• Project Update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5T00:47:09.760092980</meta:creation-date>
    <dc:date>2024-04-05T00:50:33.282647227</dc:date>
    <meta:editing-duration>PT3M25S</meta:editing-duration>
    <meta:editing-cycles>1</meta:editing-cycles>
    <meta:document-statistic meta:table-count="0" meta:image-count="0" meta:object-count="0" meta:page-count="1" meta:paragraph-count="9" meta:word-count="26" meta:character-count="163" meta:non-whitespace-character-count="145"/>
    <meta:generator>LibreOffice/6.4.7.2$Linux_X86_64 LibreOffice_project/40$Build-2</meta:generator>
  </office:meta>
</office:document-meta>
</file>